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0A90000260AF2C0BA53.svm"/>
  <manifest:file-entry manifest:media-type="" manifest:full-path="Pictures/2000000700006FBA00002A126D1AD259.svm"/>
  <manifest:file-entry manifest:media-type="" manifest:full-path="Pictures/200000070000703F000020DFE77642CF.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b3b3b3" fo:padding="0.097cm" fo:border="0.002cm solid #000000">
        <style:background-image/>
      </style:table-cell-properties>
    </style:style>
    <style:style style:name="Tabelle1.A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1.A4" style:family="table-cell">
      <style:table-cell-properties fo:padding="0.097cm" fo:border-left="0.002cm solid #000000" fo:border-right="none" fo:border-top="none" fo:border-bottom="0.002cm solid #000000"/>
    </style:style>
    <style:style style:name="Tabelle1.B4"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weight="bold" style:font-weight-asian="bold" style:font-weight-complex="bold"/>
    </style:style>
    <style:style style:name="P3" style:family="paragraph" style:parent-style-name="Text_20_body">
      <style:paragraph-properties fo:margin-top="0cm" fo:margin-bottom="0cm"/>
      <style:text-properties fo:font-size="18pt" fo:font-weight="bold" style:font-size-asian="18pt" style:font-weight-asian="bold" style:font-size-complex="18pt" style:font-weight-complex="bold"/>
    </style:style>
    <style:style style:name="P4" style:family="paragraph" style:parent-style-name="Text_20_body">
      <style:paragraph-properties fo:margin-top="0cm" fo:margin-bottom="0cm"/>
      <style:text-properties fo:font-weight="normal" style:font-weight-asian="normal" style:font-weight-complex="normal"/>
    </style:style>
    <style:style style:name="P5" style:family="paragraph" style:parent-style-name="Text_20_body">
      <style:paragraph-properties fo:margin-top="0cm" fo:margin-bottom="0cm"/>
      <style:text-properties fo:font-size="12pt" fo:font-weight="normal" style:font-size-asian="12pt" style:font-weight-asian="normal" style:font-size-complex="12pt" style:font-weight-complex="normal"/>
    </style:style>
    <style:style style:name="P6" style:family="paragraph" style:parent-style-name="Text_20_body">
      <style:paragraph-properties fo:margin-top="0cm" fo:margin-bottom="0cm"/>
    </style:style>
    <style:style style:name="P7" style:family="paragraph" style:parent-style-name="Text_20_body" style:list-style-name="L1">
      <style:paragraph-properties fo:margin-top="0cm" fo:margin-bottom="0cm"/>
    </style:style>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Text_20_body" style:list-style-name="L4">
      <style:paragraph-properties fo:margin-top="0cm" fo:margin-bottom="0cm"/>
      <style:text-properties fo:font-weight="normal" style:font-weight-asian="normal" style:font-weight-complex="normal"/>
    </style:style>
    <style:style style:name="P11" style:family="paragraph" style:parent-style-name="Text_20_body" style:list-style-name="L5">
      <style:paragraph-properties fo:margin-top="0cm" fo:margin-bottom="0cm"/>
    </style:style>
    <style:style style:name="P12" style:family="paragraph" style:parent-style-name="Text_20_body" style:list-style-name="L6">
      <style:paragraph-properties fo:margin-top="0cm" fo:margin-bottom="0cm"/>
    </style:style>
    <style:style style:name="P13" style:family="paragraph" style:parent-style-name="Text_20_body" style:list-style-name="L7">
      <style:paragraph-properties fo:margin-top="0cm" fo:margin-bottom="0cm"/>
    </style:style>
    <style:style style:name="P14" style:family="paragraph" style:parent-style-name="Text_20_body" style:list-style-name="L8">
      <style:paragraph-properties fo:margin-top="0cm" fo:margin-bottom="0cm"/>
    </style:style>
    <style:style style:name="P15" style:family="paragraph" style:parent-style-name="Text_20_body" style:list-style-name="L9">
      <style:paragraph-properties fo:margin-top="0cm" fo:margin-bottom="0cm"/>
    </style:style>
    <style:style style:name="P16" style:family="paragraph" style:parent-style-name="Text_20_body" style:list-style-name="L10">
      <style:paragraph-properties fo:margin-top="0cm" fo:margin-bottom="0cm"/>
    </style:style>
    <style:style style:name="P17" style:family="paragraph" style:parent-style-name="Text_20_body" style:list-style-name="L11">
      <style:paragraph-properties fo:margin-top="0cm" fo:margin-bottom="0cm"/>
      <style:text-properties fo:font-weight="bold" style:font-weight-asian="bold" style:font-weight-complex="bold"/>
    </style:style>
    <style:style style:name="P18" style:family="paragraph" style:parent-style-name="Text_20_body" style:list-style-name="L11">
      <style:paragraph-properties fo:margin-top="0cm" fo:margin-bottom="0cm"/>
    </style:style>
    <style:style style:name="P19" style:family="paragraph" style:parent-style-name="Text_20_body" style:list-style-name="L12">
      <style:paragraph-properties fo:margin-top="0cm" fo:margin-bottom="0cm"/>
    </style:style>
    <style:style style:name="P20" style:family="paragraph" style:parent-style-name="Text_20_body" style:list-style-name="L13">
      <style:paragraph-properties fo:margin-top="0cm" fo:margin-bottom="0cm"/>
    </style:style>
    <style:style style:name="P21" style:family="paragraph" style:parent-style-name="Text_20_body" style:list-style-name="L14">
      <style:paragraph-properties fo:margin-top="0cm" fo:margin-bottom="0cm"/>
    </style:style>
    <style:style style:name="P22" style:family="paragraph" style:parent-style-name="Text_20_body" style:list-style-name="L15">
      <style:paragraph-properties fo:margin-top="0cm" fo:margin-bottom="0cm"/>
    </style:style>
    <style:style style:name="P23" style:family="paragraph" style:parent-style-name="Text_20_body" style:list-style-name="L16">
      <style:paragraph-properties fo:margin-top="0cm" fo:margin-bottom="0cm"/>
    </style:style>
    <style:style style:name="P24" style:family="paragraph" style:parent-style-name="Text_20_body" style:list-style-name="L17">
      <style:paragraph-properties fo:margin-top="0cm" fo:margin-bottom="0cm"/>
    </style:style>
    <style:style style:name="P25" style:family="paragraph" style:parent-style-name="Text_20_body" style:list-style-name="L18">
      <style:paragraph-properties fo:margin-top="0cm" fo:margin-bottom="0cm"/>
    </style:style>
    <style:style style:name="P26" style:family="paragraph" style:parent-style-name="Text_20_body" style:list-style-name="L19">
      <style:paragraph-properties fo:margin-top="0cm" fo:margin-bottom="0cm"/>
    </style:style>
    <style:style style:name="P27" style:family="paragraph" style:parent-style-name="Text_20_body" style:list-style-name="L20">
      <style:paragraph-properties fo:margin-top="0cm" fo:margin-bottom="0cm"/>
    </style:style>
    <style:style style:name="P28" style:family="paragraph" style:parent-style-name="Text_20_body" style:list-style-name="L21">
      <style:paragraph-properties fo:margin-top="0cm" fo:margin-bottom="0cm"/>
    </style:style>
    <style:style style:name="P29" style:family="paragraph" style:parent-style-name="Text_20_body" style:list-style-name="L22">
      <style:paragraph-properties fo:margin-top="0cm" fo:margin-bottom="0cm"/>
    </style:style>
    <style:style style:name="P30" style:family="paragraph" style:parent-style-name="Text_20_body" style:list-style-name="L23">
      <style:paragraph-properties fo:margin-top="0cm" fo:margin-bottom="0cm"/>
    </style:style>
    <style:style style:name="P31" style:family="paragraph" style:parent-style-name="Text_20_body" style:list-style-name="L24">
      <style:paragraph-properties fo:margin-top="0cm" fo:margin-bottom="0cm"/>
    </style:style>
    <style:style style:name="P32" style:family="paragraph" style:parent-style-name="Text_20_body" style:list-style-name="L25">
      <style:paragraph-properties fo:margin-top="0cm" fo:margin-bottom="0cm"/>
    </style:style>
    <style:style style:name="P33" style:family="paragraph" style:parent-style-name="Text_20_body" style:list-style-name="L26">
      <style:paragraph-properties fo:margin-top="0cm" fo:margin-bottom="0cm"/>
    </style:style>
    <style:style style:name="P34" style:family="paragraph" style:parent-style-name="Text_20_body" style:list-style-name="L27">
      <style:paragraph-properties fo:margin-top="0cm" fo:margin-bottom="0cm"/>
    </style:style>
    <style:style style:name="P35" style:family="paragraph" style:parent-style-name="Text_20_body" style:list-style-name="L28">
      <style:paragraph-properties fo:margin-top="0cm" fo:margin-bottom="0cm"/>
    </style:style>
    <style:style style:name="P36" style:family="paragraph" style:parent-style-name="Text_20_body" style:list-style-name="L29">
      <style:paragraph-properties fo:margin-top="0cm" fo:margin-bottom="0cm"/>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ktabschluss</text:p>
      <text:p text:style-name="P5">Ende gut - alles gut!</text:p>
      <text:p text:style-name="P1"> </text:p>
      <text:p text:style-name="P1">Zum Zeitpunkt des Projektabschlusses ist der Hauptteil der Projektaufgabe erfüllt, die Projektergebnisse wurden/werden an den Kunden übergeben (und von diesem abgenommen). Die temporär installierte Projektorganisation wird aufgelöst, die meisten Projektmitglieder werden sich danach anderen Aufgaben zuwenden.</text:p>
      <text:p text:style-name="P1">In dieser letzten Projektphase ist es besonders wichtig, dass die Projektleitung entgegen den allgemeinen „Auflösungstendenzen“ einen für alle Beteiligten klar erkennbaren Projektabschluss setzt, Unsicherheit und Unklarheiten beim Kunden und/oder den Mitarbeitern beseitigt sowie die im Projektverlauf gewonnenen Erkenntnisse dokumentiert und der Wissensbasis des Unternehmens hinzufügt. Der Projektabschluss dient weiters dem Projektcontrolling und dem Projektmarketing.</text:p>
      <text:p text:style-name="P1">Im sozialen Bereich sollte der Projektabschluss bereits frühzeitig geplant werden, um den Mitarbeitern eine Perspektive für das „Danach“ zu geben (neue Arbeitsaufgaben, eine bestimmte Position im Unternehmen etc.). Damit kann verhindert werden, dass Projektmitarbeiter bereits vor Projektende ,,innerlich kündigen", um sich rechtzeitig neue Aufgabenfelder erschließen zu können oder (vor allem bei erfolgreich verlaufenen Projekten) das Projektende bewusst hinauszögern.</text:p>
      <text:p text:style-name="P1"> </text:p>
      <text:p text:style-name="P1">Die zum Projektende erforderlichen Aktivitäten lassen sich in drei Bereiche gliedern:</text:p>
      <text:p text:style-name="P1"> </text:p>
      <text:p text:style-name="P2">Inhaltlich-fachliche Aufgaben</text:p>
      <text:list xml:id="list28242263" text:style-name="L1">
        <text:list-item>
          <text:p text:style-name="P7">Übergabe der Projektergebnisse an den Kunden, Abnahme durch den Kunden</text:p>
        </text:list-item>
        <text:list-item>
          <text:p text:style-name="P7">Festlegung, welche Aufgaben noch zu erfüllen sind, welche entfallen und welche in die Nachprojektphase verschoben werden (Liste offener Punkte erstellen)</text:p>
        </text:list-item>
        <text:list-item>
          <text:p text:style-name="P7">Nachkalkulation des Projekts</text:p>
        </text:list-item>
        <text:list-item>
          <text:p text:style-name="P7">Evaluierung des Projektverlaufs, der „Projektperformance“</text:p>
        </text:list-item>
      </text:list>
      <text:p text:style-name="P1"/>
      <text:p text:style-name="P2">Organisatorisch Aufgaben</text:p>
      <text:list xml:id="list28247541" text:style-name="L2">
        <text:list-item>
          <text:p text:style-name="P8">Durchführung des formalen Projektabschlusses, Entlastung des Projektteams</text:p>
        </text:list-item>
        <text:list-item>
          <text:p text:style-name="P8">Auflösung der Projektorganisation</text:p>
        </text:list-item>
        <text:list-item>
          <text:p text:style-name="P8">Auflösen der Beziehungen zu den relevanten Projektumwelten</text:p>
        </text:list-item>
        <text:list-item>
          <text:p text:style-name="P8">Bestimmung der Person(en), welche die Betreuung in der Nachprojektphase übernehmen</text:p>
        </text:list-item>
        <text:list-item>
          <text:p text:style-name="P8">Erstellen des Projektabschlussberichtes</text:p>
        </text:list-item>
        <text:list-item>
          <text:p text:style-name="P8">Vervollständigen und Archivieren der Projektunterlagen</text:p>
        </text:list-item>
        <text:list-item>
          <text:p text:style-name="P8">Know-how-Transfer: Erweiterung der Wissensbasis des Unternehmens um die im Projekt gewonnenen Erkenntnisse</text:p>
        </text:list-item>
      </text:list>
      <text:p text:style-name="P1"/>
      <text:p text:style-name="P2">Emotional-soziale Aufgaben</text:p>
      <text:list xml:id="list28231638" text:style-name="L3">
        <text:list-item>
          <text:p text:style-name="P9">Leistungsbeurteilung und persönliche Rückmeldung an die einzelnen Teammitglieder</text:p>
        </text:list-item>
        <text:list-item>
          <text:p text:style-name="P9">Prämierung besonderer Leistungen im Projekt</text:p>
        </text:list-item>
        <text:list-item>
          <text:p text:style-name="P9">Würdigung der Leistungen „im Team“ und Schärfung einer Möglichkeit zur gemeinsamen Projektreflexion in der Gruppe</text:p>
        </text:list-item>
        <text:list-item>
          <text:p text:style-name="P9">Bereinigung schwebender Konflikte</text:p>
        </text:list-item>
      </text:list>
      <text:p text:style-name="P1"/>
      <text:p text:style-name="P1">Eine <text:span text:style-name="T1">Projektabschluss-Sitzung</text:span> oder ein <text:span text:style-name="T1">Projektabschluss-Workshop</text:span> setzt einen deutlichen Projektendpunkt und ermöglicht die Durchführung vieler der oben genannten Aufgaben. Mögliche Programmpunkte sind daher:</text:p>
      <text:list xml:id="list28243317" text:style-name="L4">
        <text:list-item>
          <text:p text:style-name="P10">Präsentation und Analyse der Projektergebnisse</text:p>
        </text:list-item>
        <text:list-item>
          <text:p text:style-name="P10">Analyse des Projektverlaufs und Bewertung</text:p>
        </text:list-item>
        <text:list-item>
          <text:p text:style-name="P10">Behandlung der Nachprojektphase hinsichtlich offener Aufgaben und Know-how-Transfer</text:p>
        </text:list-item>
        <text:list-item>
          <text:p text:style-name="P10"><text:soft-page-break/>Emotionaler Projektabschluss</text:p>
        </text:list-item>
      </text:list>
      <text:p text:style-name="P4"/>
      <text:p text:style-name="P2">Zweistufiger Abschluss eines Projekts</text:p>
      <text:p text:style-name="P1">Bei vielen Projekten ist noch eine Nachbetreuungsphase von 3 bis 6 Monaten, eventuell auch langer, erforderlich. Gründe für eine intensivere Nachbetreuungsphase können sein:</text:p>
      <text:list xml:id="list28244865" text:style-name="L5">
        <text:list-item>
          <text:p text:style-name="P11">die Feinabstimmung und Optimierung des gelieferten Systems kann erst im Betrieb erfolgen (z.B. Steuerungssoftware für eine Fertigungsanlage)</text:p>
        </text:list-item>
        <text:list-item>
          <text:p text:style-name="P11">eine Behebung möglicher Mängel ist durchzuführen</text:p>
        </text:list-item>
        <text:list-item>
          <text:p text:style-name="P11">die tatsächliche Zielerreichung kann erst nach einem längeren Zeitraum ermittelt werden (z.B. Umsatzsteigerung durch ein neues Produktdesign).</text:p>
        </text:list-item>
      </text:list>
      <text:p text:style-name="P1"/>
      <text:p text:style-name="P1">In solchen Fallen empfiehlt sich eine Trennung in einen <text:span text:style-name="T1">vorläufigen und den endgültigen Projektabschluss</text:span>.</text:p>
      <text:p text:style-name="P1"> </text:p>
      <text:p text:style-name="P2">Vorläufiger Projektabschluss:</text:p>
      <text:list xml:id="list28230290" text:style-name="L6">
        <text:list-item>
          <text:p text:style-name="P12">Übergabe der Projektergebnisse und Durchführung aller vorgesehenen Abschlussarbeiten</text:p>
        </text:list-item>
        <text:list-item>
          <text:p text:style-name="P12">Beauftragung des Projektleiters oder speziell nominierter Teammitglieder mit den Aufgaben der Nachbetreuungsphase und der Projektevaluierung</text:p>
        </text:list-item>
        <text:list-item>
          <text:p text:style-name="P12">Der Projektabschlussbericht wird als „vorläufig“ abgefasst.</text:p>
        </text:list-item>
      </text:list>
      <text:p text:style-name="P1"/>
      <text:p text:style-name="P2">Endgültiger Projektabschluss/Projektevaluierung</text:p>
      <text:list xml:id="list28250095" text:style-name="L7">
        <text:list-item>
          <text:p text:style-name="P13">Erstellung des endgültigen Abschlussberichtes und der Nachkalkulation</text:p>
        </text:list-item>
        <text:list-item>
          <text:p text:style-name="P13">Dokumentation der Projekterfahrung</text:p>
        </text:list-item>
        <text:list-item>
          <text:p text:style-name="P13">Entlastung des Projektleiters/der mit der Nachbetreuung beauftragten Personen</text:p>
        </text:list-item>
      </text:list>
      <text:p text:style-name="P1"/>
      <text:p text:style-name="P2">Projektabschlussbericht</text:p>
      <text:p text:style-name="P1">Der Projektabschlussbericht ist das letzte Dokument, welches im Rahmen der Projektsteuerung entsteht. Wesentliche Inhalte sind:</text:p>
      <text:list xml:id="list28243357" text:style-name="L8">
        <text:list-item>
          <text:p text:style-name="P14">Gesamtdarstellung des Projekts (Projektname, Projektbeteiligte, Projektziele)</text:p>
        </text:list-item>
        <text:list-item>
          <text:p text:style-name="P14">Verlaufsanalyse von Terminen, Kosten und Leistungen (aus dem Projektcontrolling)</text:p>
        </text:list-item>
        <text:list-item>
          <text:p text:style-name="P14">Beschreibung der erzielten Ergebnisse</text:p>
        </text:list-item>
        <text:list-item>
          <text:p text:style-name="P14">Beschreibung besonderer Ereignisse, Probleme und Lösungsstrategien im Projektverlauf</text:p>
        </text:list-item>
        <text:list-item>
          <text:p text:style-name="P14">Empfehlungen für Nachfolgeaktivitäten nach Projektende</text:p>
        </text:list-item>
      </text:list>
      <text:p text:style-name="P1"/>
      <text:p text:style-name="P2">Projektmarketing</text:p>
      <text:p text:style-name="P1">Der Projektabschluss bietet eine letzte Gelegenheit für die Setzung von Maßnahmen im Projektmarketing. Dazu zählen:</text:p>
      <text:list xml:id="list28244726" text:style-name="L9">
        <text:list-item>
          <text:p text:style-name="P15">Präsentation der Projektergebnisse im Rahmen des Projektabschluss-Workshops</text:p>
        </text:list-item>
        <text:list-item>
          <text:p text:style-name="P15">Aufnahme des Projekts in eine Referenzliste</text:p>
        </text:list-item>
        <text:list-item>
          <text:p text:style-name="P15">Aufbereitung der Projektergebnisse für die Veröffentlichung in Printmedien (z.B. Fachzeitschriften)</text:p>
        </text:list-item>
        <text:list-item>
          <text:p text:style-name="P15">Aufbereitung der Projektergebnisse für die Veröffentlichung im Internet. Zugang über die Homepage des Auftraggebers (Nutzers) und/oder des projektdurchführenden Unternehmens.</text:p>
        </text:list-item>
      </text:list>
      <text:p text:style-name="P1"/>
      <text:p text:style-name="P2">Projektevaluierung</text:p>
      <text:p text:style-name="P1">Die Projektevaluierung bewertet:</text:p>
      <text:list xml:id="list28223672" text:style-name="L10">
        <text:list-item>
          <text:p text:style-name="P16">die erreichten Projektergebnisse (erzielte Qualität, Kostentreue, Grad der Zielerreichung)</text:p>
        </text:list-item>
        <text:list-item>
          <text:p text:style-name="P16">die Akzeptanz der Projektergebnisse durch Auftraggeber und Nutzer</text:p>
        </text:list-item>
        <text:list-item>
          <text:p text:style-name="P16">die Qualität des Projektablaufes (z.B. Termintreue, Fehlerhäufigkeit, eingesetzte Hilfsmittel)</text:p>
        </text:list-item>
        <text:list-item>
          <text:p text:style-name="P16">die Zufriedenheit der Kunden mit der Projektabwicklung</text:p>
        </text:list-item>
        <text:list-item>
          <text:p text:style-name="P16"><text:soft-page-break/>die Zufriedenheit der Mitarbeiter mit der Projektabwicklung</text:p>
        </text:list-item>
      </text:list>
      <text:p text:style-name="P1"/>
      <text:p text:style-name="P1">Die schriftliche Dokumentation der Evaluierungsergebnisse sowie die zum Teil standardisierte Durchführung (z.B. Fragebogen für die Erhebung der Kundenzufriedenheit) ermöglichen die gezielte Verbesserung der Projektqualität.</text:p>
      <text:p text:style-name="P1"> </text:p>
      <text:p text:style-name="P3">Übersicht über das Dokumentationswesen</text:p>
      <text:p text:style-name="P1">Die Dokumentation in einem Software-Entwicklungsprojekt besteht aus verschiedenen Bausteinen, welche nach einem gemeinsamen Plan inhaltlich und strukturell abgestimmt sein müssen.</text:p>
      <text:p text:style-name="P1"> </text:p>
      <text:p text:style-name="P1">Aufgabe des Dokumentationswesens in einem Software-Entwicklungsprojekt ist die Schaffung einer verbindlichen Richtlinie, welche Dokumente im Rahmen des Projektes zu erstellen sind und welchen inhaltlichen bzw. formalen Anforderungen sie entsprechen müssen.</text:p>
      <text:p text:style-name="P1">Das schriftliche Festhalten dieser Richtlinie erfolgt im sogenannten Dokumentationsplan einem „Dokument Über Dokumente“. Dieser beschreibt die Dokumentationserfordernisse in den folgenden Punkten:</text:p>
      <text:p text:style-name="P1"><draw:frame draw:style-name="fr1" draw:name="Grafik1" text:anchor-type="paragraph" svg:width="17cm" svg:height="4.978cm" draw:z-index="0"><draw:image xlink:href="Pictures/200000070000703F000020DFE77642CF.svm" xlink:type="simple" xlink:show="embed" xlink:actuate="onLoad"/></draw:frame>Ein wesentlicher Bestandteil des „Produktes Software“ ist die Produkt-Dokumentation - durch sie werden Programmsysteme erst zu einem marktreifen, verkäuflichen Produkt.</text:p>
      <text:p text:style-name="P1">Ebenso unentbehrlich ist die Projekt-Dokumentation, welche den Erstellungsprozess (das</text:p>
      <text:p text:style-name="P1">Software-Entwicklungsprojekt) begleitet — sie enthält alle Normen und Richtlinien, Ideen,</text:p>
      <text:p text:style-name="P1">Beschlüsse, die Chronologie des Projekts und vieles mehr.</text:p>
      <text:p text:style-name="P1"> </text:p>
      <text:p text:style-name="P1">Dokumentation in einem Software-Entwicklungsprojekt lässt sich wie folgt strukturieren:</text:p>
      <text:list xml:id="list28246867" text:style-name="L11">
        <text:list-item>
          <text:p text:style-name="P17"><draw:frame draw:style-name="fr2" draw:name="Grafik2" text:anchor-type="paragraph" svg:width="17cm" svg:height="5.74cm" draw:z-index="1"><draw:image xlink:href="Pictures/20000007000070A90000260AF2C0BA53.svm" xlink:type="simple" xlink:show="embed" xlink:actuate="onLoad"/></draw:frame>Projekt-Dokumentation</text:p>
          <text:list>
            <text:list-item>
              <text:p text:style-name="P18">im Rahmen der Projektarbeit erstellte Phasenergebnisse wie z.B. Projektauftrag, Beschreibung des Ist-Zustandes, Pflichtenheft, Arbeits- und Zeitplan etc.</text:p>
            </text:list-item>
            <text:list-item>
              <text:p text:style-name="P18">im Rahmen der Projektarbeit laufend erstellte Dokumente wie z.B. Projektberichte,</text:p>
            </text:list-item>
            <text:list-item>
              <text:p text:style-name="P18">Aktennotizen, Formulare, Korrespondenz etc.</text:p>
            </text:list-item>
          </text:list>
        </text:list-item>
      </text:list>
      <text:p text:style-name="P1"/>
      <text:list xml:id="list28275902" text:continue-numbering="true" text:style-name="L11">
        <text:list-item>
          <text:p text:style-name="P17"><text:soft-page-break/>Produkt-Dokumentation, z.B.</text:p>
          <text:list>
            <text:list-item>
              <text:p text:style-name="P18">allgemeine Systembeschreibung</text:p>
            </text:list-item>
            <text:list-item>
              <text:p text:style-name="P18">Beschreibung der Funktionen und der Benutzerschnittstelle</text:p>
            </text:list-item>
            <text:list-item>
              <text:p text:style-name="P18">„Tutorial“ (Lehr- und Lernbeispiele für den Einstieg), Beispiele, Online-Hilfen</text:p>
            </text:list-item>
            <text:list-item>
              <text:p text:style-name="P18">Diagnose- und technisches (Operator-)Handbuch</text:p>
            </text:list-item>
            <text:list-item>
              <text:p text:style-name="P18">Data Dictionary, Source-Code und andere Implementierungsgrundlagen</text:p>
            </text:list-item>
          </text:list>
        </text:list-item>
      </text:list>
      <text:p text:style-name="P1"/>
      <text:p text:style-name="P2">Beschreibung der einzelnen Dokumentarten</text:p>
      <text:p text:style-name="P1">Im Dokumentationsplan werden Art, Umfang und Gestaltung der Dokumente festgelegt.</text:p>
      <text:p text:style-name="P1">Die folgende Tabelle gibt einen Überblick möglicher Dokumente, aus welchen ein individueller Dokumentationsplan zusammengestellt werden kann.</text:p>
      <table:table table:name="Tabelle1" table:style-name="Tabelle1">
        <table:table-column table:style-name="Tabelle1.A"/>
        <table:table-column table:style-name="Tabelle1.B"/>
        <table:table-row>
          <table:table-cell table:style-name="Tabelle1.A1" table:number-columns-spanned="2" office:value-type="string">
            <text:p text:style-name="P1">Dokumentation im Software-Entwicklungsprojekt</text:p>
          </table:table-cell>
          <table:covered-table-cell/>
        </table:table-row>
        <table:table-row>
          <table:table-cell table:style-name="Tabelle1.A2" table:number-columns-spanned="2" office:value-type="string">
            <text:p text:style-name="P1">Projektdokumentation</text:p>
          </table:table-cell>
          <table:covered-table-cell/>
        </table:table-row>
        <table:table-row>
          <table:table-cell table:style-name="Tabelle1.A3" table:number-columns-spanned="2" office:value-type="string">
            <text:p text:style-name="P1">Projektentwicklung</text:p>
          </table:table-cell>
          <table:covered-table-cell/>
        </table:table-row>
        <table:table-row>
          <table:table-cell table:style-name="Tabelle1.A4" office:value-type="string">
            <text:p text:style-name="P1">Entwicklungsplan</text:p>
          </table:table-cell>
          <table:table-cell table:style-name="Tabelle1.B4" office:value-type="string">
            <text:p text:style-name="P1">Vorgehensrahmen für die Softwareerstellung gemäß vorgegebener Qualitätsnormen (z.B. ISO 9001)</text:p>
          </table:table-cell>
        </table:table-row>
        <table:table-row>
          <table:table-cell table:style-name="Tabelle1.A4" office:value-type="string">
            <text:p text:style-name="P1">Projekthandbuch</text:p>
          </table:table-cell>
          <table:table-cell table:style-name="Tabelle1.B4" office:value-type="string">
            <text:p text:style-name="P1">beschreibt die Vorgehensweise im Software-Entwicklungsprojekt (Phasen, Methoden, Hilfsmittel ...)</text:p>
          </table:table-cell>
        </table:table-row>
        <table:table-row>
          <table:table-cell table:style-name="Tabelle1.A4" office:value-type="string">
            <text:p text:style-name="P1">SW-Qualitätssicherungsplan</text:p>
          </table:table-cell>
          <table:table-cell table:style-name="Tabelle1.B4" office:value-type="string">
            <text:p text:style-name="P1">Planungsdokument, wie im speziellen Projekt die Qualitätssicherung durchgeführt werden soll</text:p>
          </table:table-cell>
        </table:table-row>
        <table:table-row>
          <table:table-cell table:style-name="Tabelle1.A4" office:value-type="string">
            <text:p text:style-name="P1">Konfigurationsmanagement</text:p>
          </table:table-cell>
          <table:table-cell table:style-name="Tabelle1.B4" office:value-type="string">
            <text:p text:style-name="P1">legt fest, wie Änderungen im Rahmen der SW-Entwicklung verwaltet werden, wie Modulversionen zu einer Gesamtkonfiguration zusammengefügt werden sollen.</text:p>
          </table:table-cell>
        </table:table-row>
        <table:table-row>
          <table:table-cell table:style-name="Tabelle1.A4" office:value-type="string">
            <text:p text:style-name="P1">Risikomanagement</text:p>
          </table:table-cell>
          <table:table-cell table:style-name="Tabelle1.B4" office:value-type="string">
            <text:p text:style-name="P1">Wie sollen im Projekt Risiken identifiziert und gemindert werden?</text:p>
          </table:table-cell>
        </table:table-row>
        <table:table-row>
          <table:table-cell table:style-name="Tabelle1.A4" office:value-type="string">
            <text:p text:style-name="P1">Machbarkeitsstudien</text:p>
          </table:table-cell>
          <table:table-cell table:style-name="Tabelle1.B4" office:value-type="string">
            <text:p text:style-name="P1">zur Untersuchung, ob das Projekt (oder Teile davon) überhaupt realisierbar sind</text:p>
          </table:table-cell>
        </table:table-row>
        <table:table-row>
          <table:table-cell table:style-name="Tabelle1.A4" office:value-type="string">
            <text:p text:style-name="P1">Style Guide</text:p>
          </table:table-cell>
          <table:table-cell table:style-name="Tabelle1.B4" office:value-type="string">
            <text:p text:style-name="P1">im Projekt verbindliche Richtlinien für eine einheitliche Programmierung und auch Dokumentation</text:p>
          </table:table-cell>
        </table:table-row>
        <table:table-row>
          <table:table-cell table:style-name="Tabelle1.A4" office:value-type="string">
            <text:p text:style-name="P1">Naming Conventions</text:p>
          </table:table-cell>
          <table:table-cell table:style-name="Tabelle1.B4" office:value-type="string">
            <text:p text:style-name="P1">Vereinbarung, wie Variable, Konstante, Module, Dateien, Dokumente etc. im Projekt bezeichnet werden sollen</text:p>
          </table:table-cell>
        </table:table-row>
        <table:table-row>
          <table:table-cell table:style-name="Tabelle1.A4" office:value-type="string">
            <text:p text:style-name="P1">Bibliotheksprozeduren</text:p>
          </table:table-cell>
          <table:table-cell table:style-name="Tabelle1.B4" office:value-type="string">
            <text:p text:style-name="P1">Wer hat welchen Zugriff (lesend, ändernd ...) auf Module der Programmbibliothek?</text:p>
          </table:table-cell>
        </table:table-row>
        <table:table-row>
          <table:table-cell table:style-name="Tabelle1.A4" office:value-type="string">
            <text:p text:style-name="P1">Arbeitsberichte, Protokolle</text:p>
          </table:table-cell>
          <table:table-cell table:style-name="Tabelle1.B4" office:value-type="string">
            <text:p text:style-name="P1">Dokumentation der einzelnen Projekttätigkeiten, des (chronologischen) Projektverlaufes, der Entscheidungen</text:p>
          </table:table-cell>
        </table:table-row>
        <table:table-row>
          <table:table-cell table:style-name="Tabelle1.A3" table:number-columns-spanned="2" office:value-type="string">
            <text:p text:style-name="P1">Produktentwicklung</text:p>
          </table:table-cell>
          <table:covered-table-cell/>
        </table:table-row>
        <table:table-row>
          <table:table-cell table:style-name="Tabelle1.A4" office:value-type="string">
            <text:p text:style-name="P1">Grobentwurf</text:p>
          </table:table-cell>
          <table:table-cell table:style-name="Tabelle1.B4" office:value-type="string">
            <text:p text:style-name="P1">beschreibt die Software-Architektur</text:p>
          </table:table-cell>
        </table:table-row>
        <table:table-row>
          <table:table-cell table:style-name="Tabelle1.A4" office:value-type="string">
            <text:p text:style-name="P1">Funktionsmodell</text:p>
          </table:table-cell>
          <table:table-cell table:style-name="Tabelle1.B4" office:value-type="string">
            <text:p text:style-name="P1">grafische Darstellung aller Programmteile sowie deren Zusammenwirken</text:p>
          </table:table-cell>
        </table:table-row>
        <text:soft-page-break/>
        <table:table-row>
          <table:table-cell table:style-name="Tabelle1.A4" office:value-type="string">
            <text:p text:style-name="P1">Datenkatalog</text:p>
          </table:table-cell>
          <table:table-cell table:style-name="Tabelle1.B4" office:value-type="string">
            <text:p text:style-name="P1">Auflistung aller Daten mit den zugehörigen Informationen (Herkunft, Struktur, Wertebereich ...)</text:p>
          </table:table-cell>
        </table:table-row>
        <table:table-row>
          <table:table-cell table:style-name="Tabelle1.A4" office:value-type="string">
            <text:p text:style-name="P1">Modulentwurf mit Schnittstellenbeschreibung</text:p>
          </table:table-cell>
          <table:table-cell table:style-name="Tabelle1.B4" office:value-type="string">
            <text:p text:style-name="P1">funktionale Beschreibung der einzelnen Programm-Module sowie deren Zusammenwirken (Koppelung)</text:p>
          </table:table-cell>
        </table:table-row>
        <table:table-row>
          <table:table-cell table:style-name="Tabelle1.A4" office:value-type="string">
            <text:p text:style-name="P1">Prozessbeschreibung</text:p>
          </table:table-cell>
          <table:table-cell table:style-name="Tabelle1.B4" office:value-type="string">
            <text:p text:style-name="P1">Darstellung der Prozesse und Tasks</text:p>
          </table:table-cell>
        </table:table-row>
        <table:table-row>
          <table:table-cell table:style-name="Tabelle1.A4" office:value-type="string">
            <text:p text:style-name="P1">Software-Development Folder (SDF)</text:p>
          </table:table-cell>
          <table:table-cell table:style-name="Tabelle1.B4" office:value-type="string">
            <text:p text:style-name="P1">Dokumentation der Implementierung und des Modultests (wird in einem eigenen Kapitel behandelt)</text:p>
          </table:table-cell>
        </table:table-row>
        <table:table-row>
          <table:table-cell table:style-name="Tabelle1.A4" office:value-type="string">
            <text:p text:style-name="P1">Integrationsplan</text:p>
          </table:table-cell>
          <table:table-cell table:style-name="Tabelle1.B4" office:value-type="string">
            <text:p text:style-name="P1">Plan zur Integration (Zusammenfügung) der Software, falls erforderlich auch der Hardware-Komponenten</text:p>
          </table:table-cell>
        </table:table-row>
        <table:table-row>
          <table:table-cell table:style-name="Tabelle1.A4" office:value-type="string">
            <text:p text:style-name="P1">Testplan, Testfälle und Testprotokolle</text:p>
          </table:table-cell>
          <table:table-cell table:style-name="Tabelle1.B4" office:value-type="string">
            <text:p text:style-name="P1">Vorgehensweise bei der Testdurchführung, Beschreibung der Testfälle (Eingaben, Dateien etc.) und Aufzeichnungen über die Testdurchführung und Testergebnisse</text:p>
          </table:table-cell>
        </table:table-row>
        <table:table-row>
          <table:table-cell table:style-name="Tabelle1.A2" table:number-columns-spanned="2" office:value-type="string">
            <text:p text:style-name="P1">Produktdokumentation</text:p>
          </table:table-cell>
          <table:covered-table-cell/>
        </table:table-row>
        <table:table-row>
          <table:table-cell table:style-name="Tabelle1.A3" table:number-columns-spanned="2" office:value-type="string">
            <text:p text:style-name="P1">Bedienung</text:p>
          </table:table-cell>
          <table:covered-table-cell/>
        </table:table-row>
        <table:table-row>
          <table:table-cell table:style-name="Tabelle1.A4" office:value-type="string">
            <text:p text:style-name="P1">Software-Anforderungen</text:p>
          </table:table-cell>
          <table:table-cell table:style-name="Tabelle1.B4" office:value-type="string">
            <text:p text:style-name="P1">funktionelle Beschreibung des Software-Produktes aus der Sicht des Benutzers (auch im Pflichtenheft enthalten) sowie der Schnittstellen zu anderen Programmen oder Systemen</text:p>
          </table:table-cell>
        </table:table-row>
        <table:table-row>
          <table:table-cell table:style-name="Tabelle1.A4" office:value-type="string">
            <text:p text:style-name="P1">Benutzerhandbuch</text:p>
          </table:table-cell>
          <table:table-cell table:style-name="Tabelle1.B4" office:value-type="string">
            <text:p text:style-name="P1">Dokumentation für den Benutzer</text:p>
          </table:table-cell>
        </table:table-row>
        <table:table-row>
          <table:table-cell table:style-name="Tabelle1.A4" office:value-type="string">
            <text:p text:style-name="P1">Online-Hilfe, Tutorial</text:p>
          </table:table-cell>
          <table:table-cell table:style-name="Tabelle1.B4" office:value-type="string">
            <text:p text:style-name="P1">Lehr- und Lernbeispiele zur interaktiven Einführung in das System und als Hilfestellung für den Benutzer</text:p>
          </table:table-cell>
        </table:table-row>
        <table:table-row>
          <table:table-cell table:style-name="Tabelle1.A3" table:number-columns-spanned="2" office:value-type="string">
            <text:p text:style-name="P1">Technik und Wartung</text:p>
          </table:table-cell>
          <table:covered-table-cell/>
        </table:table-row>
        <table:table-row>
          <table:table-cell table:style-name="Tabelle1.A4" office:value-type="string">
            <text:p text:style-name="P1">Operators Manual (technisches Handbuch)</text:p>
          </table:table-cell>
          <table:table-cell table:style-name="Tabelle1.B4" office:value-type="string">
            <text:p text:style-name="P1">Dokumentation für die technische Betreuung des Software-Produktes</text:p>
          </table:table-cell>
        </table:table-row>
        <table:table-row>
          <table:table-cell table:style-name="Tabelle1.A4" office:value-type="string">
            <text:p text:style-name="P1">Diagnose-Handbuch</text:p>
          </table:table-cell>
          <table:table-cell table:style-name="Tabelle1.B4" office:value-type="string">
            <text:p text:style-name="P1">Dokumentation zur Fehlererkennung und -beseitigung</text:p>
          </table:table-cell>
        </table:table-row>
        <table:table-row>
          <table:table-cell table:style-name="Tabelle1.A4" office:value-type="string">
            <text:p text:style-name="P1">Pflege- und Wartungsplan</text:p>
          </table:table-cell>
          <table:table-cell table:style-name="Tabelle1.B4" office:value-type="string">
            <text:p text:style-name="P1">Plan zur Erhaltung bzw. Verbesserung der Produktqualität während der Wartungsphase</text:p>
          </table:table-cell>
        </table:table-row>
        <table:table-row>
          <table:table-cell table:style-name="Tabelle1.A4" office:value-type="string">
            <text:p text:style-name="P1">Versionsbeschreibung</text:p>
          </table:table-cell>
          <table:table-cell table:style-name="Tabelle1.B4" office:value-type="string">
            <text:p text:style-name="P1">Liste aller Module und ihrer Versionsnummer für ein bestimmtes Software-Release (Version)</text:p>
          </table:table-cell>
        </table:table-row>
        <table:table-row>
          <table:table-cell table:style-name="Tabelle1.A4" office:value-type="string">
            <text:p text:style-name="P1">Source Code</text:p>
          </table:table-cell>
          <table:table-cell table:style-name="Tabelle1.B4" office:value-type="string">
            <text:p text:style-name="P1">Quellentext des Programmes, kann Teil des SDF sein</text:p>
          </table:table-cell>
        </table:table-row>
      </table:table>
      <text:p text:style-name="P1"/>
      <text:p text:style-name="P3">Der Software-Development-Folder (SDF)</text:p>
      <text:p text:style-name="P1">Der Software-Development-Folder ist Steckbrief und Lebenslauf jedes im Projekt erstellten Code-Teils.</text:p>
      <text:p text:style-name="P1"> </text:p>
      <text:p text:style-name="P1">Der Software-Development-Folder dokumentiert die Implementierung sowie die Tests eines jeden Programm-Moduls. Er wird damit zu einem wichtigen Dokument für die Wartung des Software-<text:soft-page-break/>Produktes. Für eine effiziente Erstellung, Aktualisierung bzw. Verwaltung des SDF ist der Einsatz von EDV-Hilfsmitteln notwendig.</text:p>
      <text:p text:style-name="P1">Moderne Software-Produkte sind aus einer Vielzahl von Modulen zusammengesetzt, welche die eigentlichen Funktionen ausführen. Fehler, welche auftreten, lassen sich meist auf wenige Module zurückverfolgen, welche zur Fehlerbeseitigung geändert werden müssen. Ein wesentlicher Teil der Programmtests sollte daher für die Modultests aufgewendet werden.</text:p>
      <text:p text:style-name="P1">Die Vielzahl und Funktionsvielfalt der Module erfordert eine besonders strukturierte Dokumentation rund um Entwurf, Implementierung, Test und gegebenenfalls Änderung diese „kleinsten“ Programmteile. Ein gut strukturierter SDF welcher für alle Software-Entwickler des Projektes verbindlich ist, kann diese Aufgabe unterstützen.</text:p>
      <text:p text:style-name="P1"/>
      <text:p text:style-name="P1">Folgende Teile können in einem Software-Development-Folder enthalten sein:</text:p>
      <text:list xml:id="list28225622" text:style-name="L12">
        <text:list-item>
          <text:p text:style-name="P19"><text:span text:style-name="T1">Deckblatt und Zeitplan:</text:span><text:line-break/>Hier sind die einzelnen Abschnitte des SDF mit Fertigstellungs- bzw. Änderungsdatum eingetragen.</text:p>
        </text:list-item>
        <text:list-item>
          <text:p text:style-name="P19"><text:span text:style-name="T1">Anforderungen:</text:span><text:line-break/>Der SDF gibt die Anforderungen lt. Pflichtenheft oder Spezifikation an, sie können direkt von diesen Dokumenten übernommen (kopiert) werden.</text:p>
        </text:list-item>
        <text:list-item>
          <text:p text:style-name="P19"><text:span text:style-name="T1">Funktionen:</text:span><text:line-break/>Der SDF beschreibt die Eigenschaften des Moduls, bildet die Grundlage für den Entwurf der Testfälle.</text:p>
        </text:list-item>
        <text:list-item>
          <text:p text:style-name="P19"><text:span text:style-name="T1">Entwurf:</text:span><text:line-break/>Der SDF enthält den Grobentwurf des Modul-Kontextes (aufrufende Module etc.) sowie den Feinentwurf des Moduls selbst in geeigneter Darstellungsform.</text:p>
        </text:list-item>
        <text:list-item>
          <text:p text:style-name="P19"><text:span text:style-name="T1">Quellcode:</text:span><text:line-break/>Der SDF enthält dokumentiertes Listing des Quellcodes; jede neue Version ist entsprechend beizulegen.</text:p>
        </text:list-item>
        <text:list-item>
          <text:p text:style-name="P19"><text:span text:style-name="T1">Testplan und Testverfahren:</text:span><text:line-break/>Der SDF beschreibt, wie das Modul zu testen ist und welche Voraussetzungen dafür erforderlich sind (spezielle Daten oder Testprozeduren).</text:p>
        </text:list-item>
        <text:list-item>
          <text:p text:style-name="P19"><text:span text:style-name="T1">Testergebnis:</text:span><text:line-break/>Der SDF dokumentiert, wann welche Fehler gefunden wurden. Testverfahren und Testergebnis sollten im Sinne der Qualitätssicherung von einer unabhängigen Stelle geprüft werden.</text:p>
        </text:list-item>
        <text:list-item>
          <text:p text:style-name="P19"><text:span text:style-name="T1">Fehlerbericht:</text:span><text:line-break/>Der SDF enthält die Beschreibung von Fehlern, welche während des Betriebes im Modul aufgetreten sind oder von diesem verursacht wurden.</text:p>
        </text:list-item>
      </text:list>
      <text:p text:style-name="P1"/>
      <text:p text:style-name="P2">Vorteile durch den Einsatz eines SDF sind:</text:p>
      <text:list xml:id="list28244368" text:style-name="L13">
        <text:list-item>
          <text:p text:style-name="P20">normierte Beschreibung der Module - Etablierung eines Dokumentationsstandards</text:p>
        </text:list-item>
        <text:list-item>
          <text:p text:style-name="P20">einfachere Wartung (im Bereich der korrektiven und adaptiven Wartung)</text:p>
        </text:list-item>
        <text:list-item>
          <text:p text:style-name="P20">entwicklerunabhängige Programme</text:p>
        </text:list-item>
      </text:list>
      <text:p text:style-name="P1"/>
      <text:p text:style-name="P1">Die Führung eines SDF bzw. die Verwaltung der einzelnen Dokumente und deren Versionen wird durch entsprechende Tools unterstützt.</text:p>
      <text:p text:style-name="P1"/>
      <text:p text:style-name="P3">Online-Hilfe</text:p>
      <text:p text:style-name="P1">Der Wunsch jedes Users ist, im Moment genau jenen Hinweis vom Computer zu erhalten, den er benötigt, um weiterzukommen.</text:p>
      <text:p text:style-name="P1"/>
      <text:p text:style-name="P1">Die Online-Hilfe stellt dem Benutzer auf demselben System, auf welchem er seine Aufgaben <text:soft-page-break/>durchführt, Informationen zur Verfügung. Aufgrund der einfacheren Verbreitung und Aktualisierbarkeit gewinnen Online-Hilfen gegenüber gedruckter Information besonders im Bereich der Endanwender an Bedeutung.</text:p>
      <text:p text:style-name="P1"/>
      <text:list xml:id="list28236066" text:style-name="L14">
        <text:list-item>
          <text:p text:style-name="P21"><text:span text:style-name="T1">Online-Hilfe im engeren Sinn</text:span> ist eine Sammlung von Hilfetexten, auf welche in unterschiedlicher Weise zugegriffen werden kann; sie kann themenorientiert, über einen alphabetischen Index oder mittels Suchfunktion aufgebaut sein. Wichtiges Merkmal ist die Verzweigungsmöglichkeit von bestimmten Begriffen zu verwandten Themen (Hypertextfunktion).</text:p>
          <text:p text:style-name="P21"/>
        </text:list-item>
        <text:list-item>
          <text:p text:style-name="P21"><text:span text:style-name="T1">Kontextsensitive Hilfe</text:span> ist eine Online-Hilfe, welche Informationen zum aktuellen Bearbeitungsschritt anbietet.</text:p>
          <text:p text:style-name="P21"/>
        </text:list-item>
        <text:list-item>
          <text:p text:style-name="P21"><text:span text:style-name="T1">Online-Handbuch:</text:span> Es entspricht formal den Benutzerhandbüchern in Papierform. Das Online-Handbuch ist in einem universellen Format abgespeichert (z.B. PDF – portable document format), welches mit speziellen Lese-Programmen (z.B. Adobe Acrobat Reader) angezeigt oder ausgedruckt werden kann.</text:p>
          <text:p text:style-name="P21"/>
        </text:list-item>
        <text:list-item>
          <text:p text:style-name="P21"><text:span text:style-name="T1">Experte:</text:span> Der Experte ermöglicht Benutzeranfragen in natürlich sprachlicher Form, z.B. als Frage „Wie kann ich…“. Aufgrund der Eingabe werden bestimmte Kapitel der Online-Hilfe angeboten.</text:p>
          <text:p text:style-name="P21"/>
        </text:list-item>
        <text:list-item>
          <text:p text:style-name="P21"><text:span text:style-name="T1">Assistent:</text:span> Der Assistent führt den Benutzer (auf dessen Wunsch) durch die Bearbeitungsschritte einer bestimmten Aufgabe.</text:p>
          <text:p text:style-name="P21"/>
        </text:list-item>
        <text:list-item>
          <text:p text:style-name="P21"><text:span text:style-name="T1">Intelligenter Assistent:</text:span> Der intelligente Assistent analysiert (meist im Hintergrund) die Arbeitsschritte des Benutzers und gibt Vorschläge zur Verbesserung bzw. Vereinfachung des Arbeitsablaufes.</text:p>
          <text:p text:style-name="P21"/>
        </text:list-item>
        <text:list-item>
          <text:p text:style-name="P21"><text:span text:style-name="T1">Online Tutorial:</text:span> Eine Vorführung von Bearbeitungsbeispielen oder die interaktive Unterweisung des Benutzers mittels am Computer durchzuführender Aufgaben (CBT = computer based training) ist im Online Tutorial zu sehen.</text:p>
          <text:p text:style-name="P21"/>
        </text:list-item>
        <text:list-item>
          <text:p text:style-name="P21"><text:span text:style-name="T1">Hilfe über das Internet:</text:span> Viele Programme bieten über den Menüpunkt „Hilfe“ einen direkten Zugang zu Internet-Diensten des Software-Herstellers. Es gibt z.B. spezielle Support-Seiten oder die Möglichkeit, Hilfetexte, Beispiele oder Zusatzprogramme über das Internet zu laden, Voraussetzung für diese Hilfe ist ein Internetzugang.</text:p>
        </text:list-item>
      </text:list>
      <text:p text:style-name="P1"> </text:p>
      <text:p text:style-name="P1">Obwohl die Online-Hilfe kein gedrucktes Medium ist, sondern interaktiv aus der Anwendung heraus am Computer abgerufen werden kann, gelten für sie grundsätzlich die Regeln einer schriftlichen Dokumentation. Besonderes Augenmerk ist dabei auf die besonders klare und übersichtliche Strukturierung sowie auf den einfachen und verlässlichen Zugriff zu richten. Der Benutzer erwartet, entweder direkt, von einer ihm unklaren Stelle im Programmablauf, zu der entsprechenden Hilfestellung zu gelangen, oder er wünscht sich einen strukturierten Zugang zum Erlernen bestimmter Funktionen.</text:p>
      <text:p text:style-name="P1"/>
      <text:p text:style-name="P1">Online-Hilfen müssen daher sowohl inhaltlich, textlich und layoutmäßig sehr gut gestaltet sein, als auch effiziente Zugriffsmöglichkeiten bieten. Der Aufwand für die Erstellung kann den eines entsprechenden „Papier“-Dokumentes daher um einiges übertreffen.</text:p>
      <text:p text:style-name="P1"/>
      <text:p text:style-name="P1"/>
      <text:p text:style-name="P3"><text:soft-page-break/>Gestaltungsrichtlinien für die Dokumentation</text:p>
      <text:p text:style-name="P1">Eine übersichtliche, inhaltlich vollständige und am Zielpublikum ausgerichtete Dokumentation fördert die Nutzbarkeit und damit auch die Qualität eines Software-Produkts.</text:p>
      <text:p text:style-name="P1"/>
      <text:p text:style-name="P1">Ebenso wie bei der Auswahl und Dimensionierung des verwendeten Phasenkonzeptes oder</text:p>
      <text:p text:style-name="P1">der verwendeten Methoden ist es notwendig, auch den Dokumentationsaufwand in Abstimmung mit Größe und Komplexität des Projekts festzulegen.</text:p>
      <text:p text:style-name="P1"/>
      <text:p text:style-name="P1">Allgemein kann festgehalten werden: Der Aufwand für die Dokumentation wird größer</text:p>
      <text:list xml:id="list28230873" text:style-name="L15">
        <text:list-item>
          <text:p text:style-name="P22">bei Projekten mit sehr vielen Beteiligten (intern und extern),</text:p>
        </text:list-item>
        <text:list-item>
          <text:p text:style-name="P22">bei technologisch anspruchsvollen Projekten,</text:p>
        </text:list-item>
        <text:list-item>
          <text:p text:style-name="P22">bei überdurchschnittlich risikobehafteten Projekten,</text:p>
        </text:list-item>
        <text:list-item>
          <text:p text:style-name="P22">bei Software-Produkten mit sehr großem Funktionsumfang,</text:p>
        </text:list-item>
        <text:list-item>
          <text:p text:style-name="P22">wenn die Anwendergruppe nicht genau bekannt ist („Standard“-Software) und bzw. oder</text:p>
        </text:list-item>
        <text:list-item>
          <text:p text:style-name="P22">wenn das Software-Produkt durch den Anwender in besonderem Maße konfigurierbar ist.</text:p>
        </text:list-item>
      </text:list>
      <text:p text:style-name="P1"/>
      <text:p text:style-name="P1">Besonderer Wert auf eine umfassende Projekt- und Produktdokumentation wird weiters dann gelegt, wenn der Auftraggeber die Programme nach der Übergabe selbst warten und weiterentwickeln möchte.</text:p>
      <text:p text:style-name="P1"/>
      <text:p text:style-name="P1">Auch für den Dokumentationsplan in einem Schülerprojekt ist eine entsprechende Auswahl zu treffen; aus didaktischen Gründen kann dabei z.T. eine größere Anzahl von unterschiedlichen Dokumenten vorgesehen werden, von denen manche jedoch nur einen geringen Umfang besitzen und lediglich als einzelnes Kapitel in der Gesamtdokumentation aufscheinen.</text:p>
      <text:p text:style-name="P1"/>
      <text:p text:style-name="P2">Gestaltung der Dokumentation</text:p>
      <text:p text:style-name="P1">Die Gestaltung der Dokumentation umfasst sowohl strukturelle, inhaltliche als auch das Aussehen betreffende Aspekte.</text:p>
      <text:p text:style-name="P1"><draw:frame draw:style-name="fr3" draw:name="Grafik3" text:anchor-type="paragraph" svg:width="17cm" svg:height="6.401cm" draw:z-index="2"><draw:image xlink:href="Pictures/2000000700006FBA00002A126D1AD259.svm" xlink:type="simple" xlink:show="embed" xlink:actuate="onLoad"/></draw:frame>Die wichtigsten Voraussetzungen für eine erfolgreiche Dokumentation sind:</text:p>
      <text:list xml:id="list28241379" text:style-name="L16">
        <text:list-item>
          <text:p text:style-name="P23">eine klare und durchgängige Struktur, welche alle Teile der Dokumentation einbezieht</text:p>
        </text:list-item>
        <text:list-item>
          <text:p text:style-name="P23">die Abstimmung auf die jeweilige Leserschaft, und zwar hinsichtlich deren Wissensstand und deren Interessen</text:p>
        </text:list-item>
        <text:list-item>
          <text:p text:style-name="P23">ein einheitliches Layout, welches das Auffinden und Wiedererkennen fördert</text:p>
        </text:list-item>
      </text:list>
      <text:p text:style-name="P1"/>
      <text:p text:style-name="P1">Beispiele:</text:p>
      <text:list xml:id="list28232690" text:style-name="L17">
        <text:list-item>
          <text:p text:style-name="P24">Sowohl im Handbuch als auch in der Online-Hilfe sind die einzelnen Programmfunktionen unter den gleichen Überschriften (Kapiteln) zu finden. Handbuch und Online-Hilfe ergänzen einander durch (richtige!) Verweise auf die entsprechenden Stellen oder Suchbegriffe.</text:p>
          <text:p text:style-name="P24"><text:soft-page-break/></text:p>
        </text:list-item>
        <text:list-item>
          <text:p text:style-name="P24">Für den Datenbankadministrator sind Informationen über die interne Struktur eines Buchungssystems wesentlich für Wartung, Optimierung und Fehlerbehebung. Ein fundiertes technisches Grundwissen kann bei der Beschreibung vorausgesetzt werden. Der Sachbearbeiter der die Buchungen durchführt, benötigt lediglich die fachlichen Funktionen, welche seine Arbeit erfordert. Beim Benutzerhandbuch muss davon ausgegangen werden, dass auch technischen Laien die Programmbedienung möglich sein muss. Begriffe wie „Datensatz“, „Indizierung“ oder „referentielle Integrität“ wären hier fehl am Platz.</text:p>
          <text:p text:style-name="P24"/>
        </text:list-item>
        <text:list-item>
          <text:p text:style-name="P24">Sobald der Benutzer weiß, dass kritische Bedienungsschritte im Handbuch mit einem speziellen Symbol oder Piktogramm gekennzeichnet sind, wird er diese Abschnitte nicht nur überfliegen, sondern besonders aufmerksam beachten.</text:p>
        </text:list-item>
      </text:list>
      <text:p text:style-name="P1"/>
      <text:p text:style-name="P1">Folgende Schritte sollten bei der Entwicklung der Produktdokumentation beachtet werden:</text:p>
      <text:list xml:id="list28249391" text:style-name="L18">
        <text:list-item>
          <text:p text:style-name="P25">Analyse der Zielgruppe und des Informationsbedarfes</text:p>
        </text:list-item>
        <text:list-item>
          <text:p text:style-name="P25">Bestimmung des Informationsangebotes und der Medienkombination</text:p>
        </text:list-item>
        <text:list-item>
          <text:p text:style-name="P25">Bestimmung der logischen Informationsfolge</text:p>
        </text:list-item>
        <text:list-item>
          <text:p text:style-name="P25">Gestaltung eines lernwirksamen Gesamtkonzeptes</text:p>
        </text:list-item>
        <text:list-item>
          <text:p text:style-name="P25">Überprüfen der Dokumentation</text:p>
        </text:list-item>
      </text:list>
      <text:p text:style-name="P1"/>
      <text:p text:style-name="P2">Analyse der Zielgruppe und des Informationsbedarfes</text:p>
      <text:p text:style-name="P1">Es muss geklärt werden, wer die Dokumentation verwendet und was er über das Software-Produkt wissen muss.</text:p>
      <text:p text:style-name="P1"/>
      <text:p text:style-name="P2">Bestimmung des Informationsangebotes und der Medienkombination</text:p>
      <text:p text:style-name="P1">Hier wird festgelegt, welche Informationen insgesamt geboten werden und wie die Kennzeichnung bzw. Strukturierung erfolgt, damit die einzelnen Zielgruppen einfachen Zugriff darauf haben.</text:p>
      <text:p text:style-name="P1"/>
      <text:p text:style-name="P1">Als Medien für die Dokumentation von Software-Produkten kommen in Frage:</text:p>
      <text:list xml:id="list28230254" text:style-name="L19">
        <text:list-item>
          <text:p text:style-name="P26"><text:span text:style-name="T1">gedruckte Information</text:span>, z.B. Handbücher, in mehreren Bänden oder strukturiert, z.B. nach</text:p>
          <text:list>
            <text:list-item>
              <text:p text:style-name="P26">Übersicht (z.B. für den „schnellen Einstieg“),</text:p>
            </text:list-item>
            <text:list-item>
              <text:p text:style-name="P26">Detailinformation (nach Verwendung der Funktionen im logischen Arbeitsablauf),</text:p>
            </text:list-item>
            <text:list-item>
              <text:p text:style-name="P26">Referenz (geordnet nach Funktionsgruppen oder alphabetisch),</text:p>
            </text:list-item>
            <text:list-item>
              <text:p text:style-name="P26">Fallbeispiel mit strukturierten Arbeitsanweisungen</text:p>
            </text:list-item>
          </text:list>
        </text:list-item>
        <text:list-item>
          <text:p text:style-name="P26"><text:span text:style-name="T1">Online-Unterstützung</text:span>, z.B.</text:p>
          <text:list>
            <text:list-item>
              <text:p text:style-name="P26">kontextsensitive Hilfe (d.h. zur momentanen Bearbeitungssituation passend),</text:p>
            </text:list-item>
            <text:list-item>
              <text:p text:style-name="P26">Tutorials (Lernprogramme)</text:p>
            </text:list-item>
          </text:list>
        </text:list-item>
        <text:list-item>
          <text:p text:style-name="P26"><text:span text:style-name="T1">Präsentationshilfsmittel</text:span>, z.B.</text:p>
          <text:list>
            <text:list-item>
              <text:p text:style-name="P26">bei Produktdemonstrationen,</text:p>
            </text:list-item>
            <text:list-item>
              <text:p text:style-name="P26">für Schulungen</text:p>
            </text:list-item>
          </text:list>
        </text:list-item>
      </text:list>
      <text:p text:style-name="P1"/>
      <text:p text:style-name="P2">Bestimmung der logischen Informationsfolge</text:p>
      <text:p text:style-name="P1">Die Dokumentation sollte aufbauend gestaltet sein, Spezialinformationen müssen vom Grundlagenwissen klar unterschieden werden und möglichst erst nach diesem folgen. Dadurch wird ein Neueinsteiger nicht gleich überfordert. Bei der Festlegung der Informationsfolge ist zu beachten:</text:p>
      <text:list xml:id="list28235332" text:style-name="L20">
        <text:list-item>
          <text:p text:style-name="P27">Welche Information ist zur fehlerfreien Bedienung notwendig?</text:p>
        </text:list-item>
        <text:list-item>
          <text:p text:style-name="P27">Welche Information ist für die optimale Nutzung erforderlich?</text:p>
        </text:list-item>
        <text:list-item>
          <text:p text:style-name="P27">An welcher Stelle müssen Sicherheitshinweise stehen, damit sie beachtet und auch verstanden werden?</text:p>
        </text:list-item>
      </text:list>
      <text:p text:style-name="P1"/>
      <text:p text:style-name="P2"><text:soft-page-break/>Gestaltung eines lernwirksamen Gesamtkonzeptes</text:p>
      <text:p text:style-name="P1">Nachdem Informationsinhalt und Informationsfolge bestimmt wurden, muss nun festgelegt werden, welche Informationen in welcher Form angeboten werden. Die Gesamtgestaltung soll eine optimale Ergänzung und Verstärkung der einzelnen Dokumente erzielen.</text:p>
      <text:p text:style-name="P1"/>
      <text:p text:style-name="P1">Ein umfassendes Konzept berücksichtigt dabei die Bereiche</text:p>
      <text:list xml:id="list28239042" text:style-name="L21">
        <text:list-item>
          <text:p text:style-name="P28">Gesamtaufbau,</text:p>
        </text:list-item>
        <text:list-item>
          <text:p text:style-name="P28">Visualisierung (Layout, Verwendung von Symbolen, Darstellung von Bildschirminhalten ...),</text:p>
        </text:list-item>
        <text:list-item>
          <text:p text:style-name="P28">sprachliche Gestaltung.</text:p>
        </text:list-item>
      </text:list>
      <text:p text:style-name="P1"/>
      <text:p text:style-name="P1">Bei der sprachlichen Gestaltung der Dokumentation sind wichtig:</text:p>
      <text:list xml:id="list28241220" text:style-name="L22">
        <text:list-item>
          <text:p text:style-name="P29">eine präzise Formulierung („in 10 Sekunden“, nicht „gleich darauf …“</text:p>
        </text:list-item>
        <text:list-item>
          <text:p text:style-name="P29">die Verwendung der aktiven Form</text:p>
        </text:list-item>
        <text:list-item>
          <text:p text:style-name="P29">die richtige Anrede des Lesers</text:p>
        </text:list-item>
        <text:list-item>
          <text:p text:style-name="P29">ein einheitlicher Sprachstil</text:p>
        </text:list-item>
      </text:list>
      <text:p text:style-name="P1"/>
      <text:p text:style-name="P1">Bei der Wahl des Sprachstils muss das (fachliche) Sprachniveau des Lesers berücksichtigt werden. Ist eine technische Terminologie nicht vermeidbar, dann kann durch ein gutes Glossar (Verzeichnis und Erklärung verwendeter Begriffe) das erforderliche Grundwissen hergestellt werden. Bei umfangreichen Dokumentationen, an welchen mehrere Autoren mitarbeiten, müssen einheitliche Richtlinien für das Verfassen der Texte vorgegeben werden. Weiters ist die abschließende Überarbeitung aller Texte durch einen Dokumentationsspezialisten erforderlich.</text:p>
      <text:p text:style-name="P1"/>
      <text:p text:style-name="P2">Überprüfung der Dokumentation</text:p>
      <text:p text:style-name="P1">Bevor die Dokumentation an den/die Auftraggeber weitergegeben wird, sollten Testpersonen, welche mit dem Projekt wenig (keinen) Kontakt hatten, möglichst unvorbelastet die Brauchbarkeit und Benutzerfreundlichkeit der Dokumentation ausprobieren. Unklare Formulierungen, fehlende Informationen oder schlichtweg falsche Angaben können dadurch gefunden und beseitigt werden.</text:p>
      <text:p text:style-name="P1"/>
      <text:p text:style-name="P3">Abnahme und Einführung</text:p>
      <text:p text:style-name="P1">Mit der Abnahme übernimmt der Auftraggeber das fertige Software-Produkt. Mit dessen Einführung beginnt die Betriebs- und Wartungsphase.</text:p>
      <text:p text:style-name="P1"/>
      <text:p text:style-name="P1">Im Rahmen der <text:span text:style-name="T1">Abnahmephase</text:span></text:p>
      <text:list xml:id="list28230137" text:style-name="L23">
        <text:list-item>
          <text:p text:style-name="P30">wird dem Auftraggeber das fertige Gesamtprodukt einschließlich der Dokumentation übergeben,</text:p>
        </text:list-item>
        <text:list-item>
          <text:p text:style-name="P30">werden Abnahmetests durchgeführt, um festzustellen, ob das Produkt den spezifizierten Anforderungen entspricht,</text:p>
        </text:list-item>
        <text:list-item>
          <text:p text:style-name="P30">werden die Ergebnisse des Abnahmetests in einem Abnahmeprotokoll festgehalten,</text:p>
        </text:list-item>
        <text:list-item>
          <text:p text:style-name="P30">wird bei erfolgreichem Abnahmetest die Übernahme des Gesamtprodukts durch den Auftraggeber (unter Vermerk allfälliger offener Punkte) bestätigt.</text:p>
        </text:list-item>
      </text:list>
      <text:p text:style-name="P1"/>
      <text:p text:style-name="P1">Da der Auftraggeber auch bei umfangreichen Abnahmetests das Software-Produkt nie vollständig überprüfen kann (manche Stresssituationen treten erst im Echtbetrieb auf), beginnt mit erfolgreicher Übernahme eine vereinbarte <text:span text:style-name="T1">Gewährleistungsfrist</text:span> zu laufen. Innerhalb dieser vertraglich festgelegten Frist muss der Auftragnehmer Fehler, die in seinem Verschulden liegen, ohne Verrechnung von Kosten richtigstellen.</text:p>
      <text:p text:style-name="P1"> </text:p>
      <text:p text:style-name="P1">Als Sicherstellung, dass der Hersteller dieser Pflicht nachkommt, behält sich der Auftraggeber einen geringen Teil der Endsumme (je nach Auftragshöhe 2 % bis 5 %) für die Dauer der <text:soft-page-break/>Gewährleistungsfrist ein (den sogenannten Haftungsrücklass). Liegen am Ende der Gewährleistungsfrist keine (bzw. keine unbehobenen) Mängel vor, wird dem Auftragnehmer die noch einbehaltene Summe erstattet.</text:p>
      <text:p text:style-name="P1"> </text:p>
      <text:p text:style-name="P1">Sollte der Auftragnehmer gemeinsam mit dem Software-Produkt auch das Recht erhalten, dieses weiterzuentwickeln, so ist vertraglich festzulegen, in welchem Ausmaß dies erfolgen darf und in weicher Weise eine Änderung bestehende <text:span text:style-name="T1">Urheber-, Nutzungs- oder Verwertungsrechte</text:span> an der Software verändert.</text:p>
      <text:p text:style-name="P1"> </text:p>
      <text:p text:style-name="P1">Handelt es sich bei der entwickelten Software nicht um eine Individualsoftware, sondern um Standardsoftware, die über den (Fach-)Handel vertrieben wird, führt eine Organisationseinheit im Unternehmen die Abnahme bzw. Freigabe des Produkts durch.</text:p>
      <text:p text:style-name="P1"> </text:p>
      <text:p text:style-name="P1">Die <text:span text:style-name="T1">Einführung</text:span> einer neuen Software beim Auftraggeber kann in unterschiedlicher Weise erfolgen:</text:p>
      <text:list xml:id="list28252830" text:style-name="L24">
        <text:list-item>
          <text:p text:style-name="P31">Im <text:span text:style-name="T1">Parallelbetrieb</text:span> arbeiten das alte und neue System parallel mit denselben Daten; im Fall von Problemen mit dem neuen System kann jederzeit wieder auf das alte System umgeschaltet werden. Der Parallelbetrieb verursacht allerdings einen hohen Aufwand.</text:p>
        </text:list-item>
        <text:list-item>
          <text:p text:style-name="P31"><text:span text:style-name="T1">Direkte Umstellung:</text:span> Per Stichtag werden alle Aktivitäten vom alten auf das neue System übertragen. Die direkte Umstellung erfordert eine sehr genaue Vorbereitung.</text:p>
        </text:list-item>
      </text:list>
      <text:p text:style-name="P1"/>
      <text:p text:style-name="P3">Wartung und Pflege</text:p>
      <text:p text:style-name="P1">Obwohl Wartung und Pflege außerhalb des eigentlichen Projekts liegen, sind doch die entsprechenden Vereinbarungen und Vorkehrungen während der Entwicklungsphase zu treffen.</text:p>
      <text:p text:style-name="P1"/>
      <text:p text:style-name="P1">Im Gegensatz zu Maschinen, Geräten oder auch EDV-Hardware unterliegt Software keiner ,,Abnützung". Software-Wartung bzw. -Pflege bedeuten daher die Verbesserung des Originalzustandes. Dabei gilt:</text:p>
      <text:list xml:id="list28239894" text:style-name="L25">
        <text:list-item>
          <text:p text:style-name="P32"><text:span text:style-name="T1">Wartung</text:span> ist die Reaktion auf auftretende Fehler im Software-System. Sie wird daher spontan erforderlich und zielt darauf ab, das Fehlverhalten zu beseitigen ohne den Funktionsumfang der Software wesentlich zu verändern.</text:p>
        </text:list-item>
        <text:list-item>
          <text:p text:style-name="P32"><text:span text:style-name="T1">Pflege</text:span> bezeichnet die Änderung oder Erweiterung einer funktionsfähigen Software, um sie an geänderte Anforderungen anzupassen (z.B. Umstellung auf Euro).</text:p>
        </text:list-item>
      </text:list>
      <text:p text:style-name="P1"/>
      <text:p text:style-name="P1">Der im Englischen verwendete Überbegriff <text:span text:style-name="T1">„maintenance“</text:span> wird, um eindeutig zu sein, um die entsprechenden Adjektive erweitert:</text:p>
      <text:list xml:id="list28223086" text:style-name="L26">
        <text:list-item>
          <text:p text:style-name="P33">corrective maintenance: Korrekturen zur Beseitigung existierender Mängel (Stabilisierung)</text:p>
        </text:list-item>
        <text:list-item>
          <text:p text:style-name="P33">adaptive maintenance: Anpassung an geänderte Einsatzumgebung des Produkts</text:p>
        </text:list-item>
        <text:list-item>
          <text:p text:style-name="P33">perfective maintenance, tuning: Änderungen, um Qualitätsmerkmale zu verbessern</text:p>
        </text:list-item>
      </text:list>
      <text:p text:style-name="P1"/>
      <text:p text:style-name="P1">Probleme im Rahmen von Wartung und Pflege werden vor allem verursacht durch</text:p>
      <text:list xml:id="list28225630" text:style-name="L27">
        <text:list-item>
          <text:p text:style-name="P34">fehlende oder mangelhafte Dokumentation,</text:p>
        </text:list-item>
        <text:list-item>
          <text:p text:style-name="P34">das Phänomen des ständigen Änderns,</text:p>
        </text:list-item>
        <text:list-item>
          <text:p text:style-name="P34">das Phänomen der wachsenden Komplexität.</text:p>
        </text:list-item>
      </text:list>
      <text:p text:style-name="P1"/>
      <text:p text:style-name="P1">Für kontrollierte und nachvollziehbare Wartungstätigkeit muss daher ein geeigneter Vorgehensrahmen geschaffen werden. Schritte dieses Vorgehensrahmens können sein:</text:p>
      <text:list xml:id="list28235792" text:style-name="L28">
        <text:list-item>
          <text:p text:style-name="P35">Entgegennahme der Wartungsanforderung und Grobschätzung der Kosten</text:p>
        </text:list-item>
        <text:list-item>
          <text:p text:style-name="P35">Analyse der Wartungsanforderungen und Erstellen eines Lösungskonzeptes</text:p>
        </text:list-item>
        <text:list-item>
          <text:p text:style-name="P35">Aktualisieren der Dokumentation</text:p>
        </text:list-item>
        <text:list-item>
          <text:p text:style-name="P35">Aktualisieren von Quell- und Objektcode</text:p>
        </text:list-item>
        <text:list-item>
          <text:p text:style-name="P35">Freigabeprüfung</text:p>
        </text:list-item>
        <text:list-item>
          <text:p text:style-name="P35"><text:soft-page-break/>Abschluss der Wartungsaktivität</text:p>
        </text:list-item>
      </text:list>
      <text:p text:style-name="P1"/>
      <text:p text:style-name="P1">Dabei gelten für Wartungs- bzw. Pflegearbeiten an Software-Systemen die gleichen Regeln, wie sie in Kapitel 11, Lerneinheit 4 „Konfigurationsmanagement“ beschrieben wurden.</text:p>
      <text:p text:style-name="P1">Letztlich ist noch organisatorisch festzulegen,</text:p>
      <text:list xml:id="list28250920" text:style-name="L29">
        <text:list-item>
          <text:p text:style-name="P36">ob die Entwickler „ihre“ Software selbst warten oder</text:p>
        </text:list-item>
        <text:list-item>
          <text:p text:style-name="P36">ob die Wartung durch eine eigene Wartungsmannschaft beim Kunden erfolgt.</text:p>
        </text:list-item>
      </text:list>
      <text:p text:style-name="P1">Die Dokumentation der Software sollte auf jeden Fall so gestaltet sein, dass auch die zweite Variante möglich ist - sollten die Entwickler z.B. das Unternehmen verlass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hilip </meta:initial-creator>
    <meta:creation-date>2010-03-23T23:55:14.49</meta:creation-date>
    <dc:date>2010-03-24T08:15:13.79</dc:date>
    <dc:creator>Philip </dc:creator>
    <meta:editing-duration>PT00H25M49S</meta:editing-duration>
    <meta:editing-cycles>4</meta:editing-cycles>
    <meta:generator>OpenOffice.org/3.2$Win32 OpenOffice.org_project/320m12$Build-9483</meta:generator>
    <meta:document-statistic meta:table-count="1" meta:image-count="3" meta:object-count="0" meta:page-count="12" meta:paragraph-count="293" meta:word-count="3403" meta:character-count="27773"/>
  </office:meta>
</office:document-meta>
</file>